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70000034996B838D406A6B2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svg:stroke-opacity="0%" draw:fill-color="#b2b2b2" draw:opacity="0%" draw:textarea-horizontal-align="justify" draw:textarea-vertical-align="middle" draw:auto-grow-height="false" fo:min-height="9.061cm" fo:min-width="24.402cm"/>
    </style:style>
    <style:style style:name="gr3" style:family="graphic" style:parent-style-name="standard">
      <style:graphic-properties draw:stroke="none" svg:stroke-color="#000000" draw:fill="none" draw:fill-color="#ffffff" fo:min-height="10.95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f200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color="#610506" fo:font-size="40pt" fo:text-shadow="none" fo:font-weight="bold" style:font-size-asian="40pt" style:font-weight-asian="bold" style:font-size-complex="40pt" style:font-weight-complex="bold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cm">
          <draw:image xlink:href="Pictures/10000000000005D70000034996B838D406A6B24F.png" xlink:type="simple" xlink:show="embed" xlink:actuate="onLoad">
            <text:p/>
          </draw:image>
        </draw:frame>
        <draw:custom-shape draw:style-name="gr2" draw:text-style-name="P2" draw:layer="layout" svg:width="25.908cm" svg:height="10.317cm" svg:x="1.016cm" svg:y="2.7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4.986cm" svg:height="11.207cm" svg:x="1.507cm" svg:y="3.525cm">
          <draw:text-box>
            <text:p text:style-name="P3"><text:span text:style-name="T1">Jesus is Baptized</text:span></text:p>
            <text:p text:style-name="P3"><text:span text:style-name="T2">(Mark 1:4-11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0-30T14:34:39.685000000</dc:date>
    <meta:editing-duration>PT2H2M47S</meta:editing-duration>
    <meta:editing-cycles>23</meta:editing-cycles>
    <meta:generator>LibreOffice/5.4.7.2$Windows_X86_64 LibreOffice_project/c838ef25c16710f8838b1faec480ebba495259d0</meta:generator>
    <meta:document-statistic meta:object-count="3"/>
  </office:meta>
</office:document-meta>
</file>